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text:tab/><text:tab/><text:tab/><text:tab/><text:tab/><text:tab/><text:tab/><text:tab/><text:tab/><text:tab/>Le 25 Janvier 2019</text:p>
      <text:p text:style-name="Standard"/>
      <text:p text:style-name="Standard"/>
      <text:p text:style-name="Standard"/>
      <text:p text:style-name="Standard"/>
      <text:p text:style-name="Standard"><text:tab/>Objet : Organisation de la sortie au Forum des mathématiques du 8 et 9 avril 2019 </text:p>
      <text:p text:style-name="Standard"><text:tab/><text:tab/>à Porto Vecchio<text:tab/></text:p>
      <text:p text:style-name="Standard"/>
      <text:p text:style-name="Standard"/>
      <text:p text:style-name="Standard"/>
      <text:p text:style-name="Standard">Classe concernée : Terminale S (16 élèves)</text:p>
      <text:p text:style-name="Standard"/>
      <text:p text:style-name="Standard">L'objectif est de donner aux élèves un regard différent sur les mathématiques à travers l'animation de stands au forum des mathématiques. Ils devront présenter à un public très hétérogène (allant de l'école primaire à des adultes) des activités mettant en jeu à la fois un part de ludique et des notions mathématiques dépassant le programme du lycée et cela pendant deux jours. Pour être plus précis sur leurs travaux, voici les thèmes des stands qu'ils animeront :</text:p>
      <text:p text:style-name="Standard"/>
      <text:list xml:id="list6937733467362734992" text:style-name="L1">
        <text:list-item>
          <text:p text:style-name="P1">Comment dessiner n'importe quoi avec seulement quelques cercles qui tournent sur eux mêmes. (Voici un exemple en vidéo : <text:a xlink:type="simple" xlink:href="https://www.youtube.com/watch?v=QVuU2YCwHjw&amp;feature=youtu.be&amp;t=61" text:style-name="Internet_20_link" text:visited-style-name="Visited_20_Internet_20_Link">https://www.youtube.com/watch?v=QVuU2YCwHjw&amp;feature=youtu.be&amp;t=61</text:a>)</text:p>
        </text:list-item>
        <text:list-item>
          <text:p text:style-name="P1">Comment trouver la meilleur façon de gagner au jeu Light Out ? (Voici <text:s/>le jeu : <text:a xlink:type="simple" xlink:href="http://www.jlsigrist.com/lightsout/lightsout.html" text:style-name="Internet_20_link" text:visited-style-name="Visited_20_Internet_20_Link">http://www.jlsigrist.com/lightsout/lightsout.html</text:a> )</text:p>
        </text:list-item>
        <text:list-item>
          <text:p text:style-name="P1">Comment gagner à tous les coups aux jeux de nim ? </text:p>
        </text:list-item>
      </text:list>
      <text:p text:style-name="Standard"/>
      <text:p text:style-name="Standard"/>
      <text:p text:style-name="Standard">Organisation prévue :</text:p>
      <text:p text:style-name="Standard"/>
      <text:list xml:id="list3937913038960018385" text:style-name="L2">
        <text:list-item>
          <text:p text:style-name="P2">Départ : 8h00 le 8 avril du lycée de Sartène.</text:p>
        </text:list-item>
        <text:list-item>
          <text:p text:style-name="P2">Arrivée Porto Vecchio et installation à l’hôtel. </text:p>
        </text:list-item>
        <text:list-item>
          <text:p text:style-name="P2">10h : Installation et animation des stands à la cinémathèque de Porto Vecchio jusqu'à fermeture.</text:p>
        </text:list-item>
        <text:list-item>
          <text:p text:style-name="P2">Participation aux conférences prévues en soirée.</text:p>
        </text:list-item>
        <text:list-item>
          <text:p text:style-name="P2">9 avril : Animation des stands jusqu'à 15h00.</text:p>
        </text:list-item>
        <text:list-item>
          <text:p text:style-name="P2">Départ de Porto Vecchio 15h30 et arrivée à Sartene avant 17h30.</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25T11:03:54.82</meta:creation-date>
    <meta:document-statistic meta:table-count="0" meta:image-count="0" meta:object-count="0" meta:page-count="1" meta:paragraph-count="15" meta:word-count="225" meta:character-count="1380"/>
    <dc:date>2019-01-25T11:57:40.94</dc:date>
    <meta:editing-duration>PT7M4S</meta:editing-duration>
    <meta:editing-cycles>1</meta:editing-cycles>
    <meta:generator>OpenOffice/4.1.5$Win32 OpenOffice.org_project/415m1$Build-9789</meta:generator>
  </office:meta>
</office:document-meta>
</file>